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0c369c" officeooo:paragraph-rsid="000c369c"/>
    </style:style>
    <style:style style:name="P2" style:family="paragraph" style:parent-style-name="Heading_20_3">
      <style:text-properties officeooo:rsid="000c369c" officeooo:paragraph-rsid="000c369c"/>
    </style:style>
    <style:style style:name="P3" style:family="paragraph" style:parent-style-name="Text_20_body">
      <style:text-properties officeooo:rsid="000c369c" officeooo:paragraph-rsid="000c369c"/>
    </style:style>
    <style:style style:name="P4" style:family="paragraph">
      <style:text-properties style:font-name="F" fo:font-size="12pt"/>
    </style:style>
    <style:style style:name="P5" style:family="paragraph">
      <loext:graphic-properties draw:fill="solid" draw:fill-color="#729fcf"/>
      <style:text-properties style:font-name="F" fo:font-size="12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gr1" style:family="graphic">
      <style:graphic-properties draw:stroke="none" svg:stroke-color="#000000" draw:fill="solid" draw:fill-color="#729fcf" fo:min-height="2.06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rob</text:h>
      <text:h text:style-name="P2" text:outline-level="3">Selecting balls out of bag</text:h>
      <text:p text:style-name="P3">M1 : </text:p>
      <text:p text:style-name="P3"><text:tab/>When n events happen in a seq, their prob is</text:p>
      <text:p text:style-name="P3"><text:tab/>E1 in E2 <text:s/>= P(E1) * P(E2/E1)</text:p>
      <text:p text:style-name="P3"/>
      <text:p text:style-name="P3">M2:</text:p>
      <text:p text:style-name="P3"><text:tab/>N(E) : number of elemensS in set E</text:p>
      <text:p text:style-name="P3"><text:tab/>N(S) : number of elements in set S</text:p>
      <text:p text:style-name="P3"><text:tab/>P(E) = N(E)/N(S)</text:p>
      <text:p text:style-name="P3"/>
      <text:p text:style-name="P3"><draw:frame text:anchor-type="paragraph" draw:z-index="0" draw:name="Shape1" draw:style-name="gr1" draw:text-style-name="P5" svg:width="10.651cm" svg:height="2.066cm" svg:x="0.15cm" svg:y="0.439cm"><draw:text-box><text:p text:style-name="P4"><text:span text:style-name="T1">note: </text:span></text:p><text:p text:style-name="P4"><text:span text:style-name="T1">nCr = nPr/ r!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9T10:58:05.768625661</meta:creation-date>
    <dc:date>2022-03-09T12:21:25.037587822</dc:date>
    <meta:editing-duration>PT1H13M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9" meta:word-count="45" meta:character-count="199" meta:non-whitespace-character-count="156"/>
  </office:meta>
</office:document-meta>
</file>